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9638*"/>
    </style:style>
    <style:style style:name="Tabla1.A1" style:family="table-cell">
      <style:table-cell-properties fo:background-color="#3465a4" fo:padding="0.097cm" fo:border="0.5pt solid #ed4c05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  <style:text-properties fo:color="#ffffff" loext:opacity="100%"/>
    </style:style>
    <style:style style:name="P2" style:family="paragraph" style:parent-style-name="Table_20_Contents">
      <style:text-properties fo:color="#ffffff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">Ref.: Z520</text:p>
            <text:p text:style-name="P2"/>
            <text:p text:style-name="P2">Sr. Joan Pons Florit</text:p>
            <text:p text:style-name="P2">C/ d’Enmig, 14</text:p>
            <text:p text:style-name="P2">07740 ES MERCADAL</text:p>
            <text:p text:style-name="P2"/>
            <text:p text:style-name="P2">Us deman que us presenteu en aquestes oficines, el proper 23 de maig,</text:p>
            <text:p text:style-name="P2">en horari de 9.00 a 13.30 h, a fi de poder fer la verificació de la vostra</text:p>
            <text:p text:style-name="P2">signatura; tràmit imprescindible per completar la documentació</text:p>
            <text:p text:style-name="P2">necessària per poder-vos expedir el certificat d’idoneïtat que vau sol·lici-</text:p>
            <text:p text:style-name="P2">tar en relació amb l’expedient iniciat per acollir un menor.</text:p>
            <text:p text:style-name="P2"/>
            <text:p text:style-name="P2">La incompareixença comportarà l’arxivament de l’expedient.</text:p>
            <text:p text:style-name="P2"/>
            <text:p text:style-name="P2">La cap del Servei de Menors</text:p>
            <text:p text:style-name="P2"/>
            <text:p text:style-name="P2">[rúbrica]</text:p>
            <text:p text:style-name="P2"/>
            <text:p text:style-name="P2">Maria Garcias Font</text:p>
            <text:p text:style-name="P2"/>
            <text:p text:style-name="P2">Maó, 5 de maig de 2005</text:p>
            <text:p text:style-name="P2"/>
            <text:p text:style-name="P2">Documentació que cal aportar:</text:p>
            <text:p text:style-name="P2">— DNI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9T12:37:05.774287872</meta:creation-date>
    <dc:date>2025-10-29T12:39:06.468206579</dc:date>
    <meta:editing-duration>PT2M1S</meta:editing-duration>
    <meta:editing-cycles>1</meta:editing-cycles>
    <meta:document-statistic meta:table-count="1" meta:image-count="0" meta:object-count="0" meta:page-count="1" meta:paragraph-count="16" meta:word-count="96" meta:character-count="570" meta:non-whitespace-character-count="489"/>
    <meta:generator>LibreOffice/25.2.6.2$Linux_X86_64 LibreOffice_project/40d1a0e1d5bdf1afaeae24d9ece32bbb00fa66a4</meta:generator>
  </office:meta>
</office:document-meta>
</file>